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6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1:19:11.5435222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22">00/00/0000</text:date></text:span><text:span text:style-name="MT6"><text:s/>- </text:span><text:span text:style-name="MT6"><text:time style:data-style-name="N2" text:time-value="11:19:11.5491174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19:11.557984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22T11:19:46.435432200</dc:date>
    <dc:language>pt-PT</dc:language>
    <meta:editing-cycles>688</meta:editing-cycles>
    <meta:editing-duration>PT21H23M28S</meta:editing-duration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